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rogress-title">
      <style:graphic-properties fo:min-height="2.65cm" loext:decorative="false"/>
      <style:paragraph-properties style:writing-mode="lr-tb"/>
    </style:style>
    <style:style style:name="pr2" style:family="presentation" style:parent-style-name="Progress-subtitle">
      <style:graphic-properties fo:min-height="1.721cm" loext:decorative="false"/>
      <style:paragraph-properties style:writing-mode="lr-tb"/>
    </style:style>
    <style:style style:name="pr3" style:family="presentation" style:parent-style-name="Progress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Standard_20_1-title">
      <style:graphic-properties fo:min-height="2.65cm" loext:decorative="false"/>
      <style:paragraph-properties style:writing-mode="lr-tb"/>
    </style:style>
    <style:style style:name="pr5" style:family="presentation" style:parent-style-name="Standard_20_1-outline1">
      <style:graphic-properties fo:min-height="0.101cm" loext:decorative="false"/>
      <style:paragraph-properties style:writing-mode="lr-tb"/>
    </style:style>
    <style:style style:name="pr6" style:family="presentation" style:parent-style-name="Standard_20_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Standard-title">
      <style:graphic-properties fo:min-height="2.65cm" loext:decorative="false"/>
      <style:paragraph-properties style:writing-mode="lr-tb"/>
    </style:style>
    <style:style style:name="pr8" style:family="presentation" style:parent-style-name="Standard-outline1">
      <style:graphic-properties fo:min-height="0.101cm" loext:decorative="false"/>
      <style:paragraph-properties style:writing-mode="lr-tb"/>
    </style:style>
    <style:style style:name="pr9" style:family="presentation" style:parent-style-name="Standard-notes">
      <style:graphic-properties draw:fill-color="#ffffff" draw:auto-grow-height="false" fo:min-height="0.1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fo:font-weight="bold" style:font-weight-asian="bold" style:font-weight-complex="bold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left="0cm" fo:margin-right="0cm" fo:margin-top="0cm" fo:margin-bottom="0.303cm" fo:text-align="justify" fo:text-indent="0cm" loext:tab-stop-distance="0cm">
        <style:tab-stops/>
      </style:paragraph-properties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bold" style:letter-kerning="true" style:font-size-asian="24pt" style:font-style-asian="normal" style:font-weight-asian="bold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fo:font-size="24pt" fo:font-style="italic" fo:text-shadow="none" style:text-underline-style="none" fo:font-weight="normal" style:letter-kerning="true" style:font-size-asian="24pt" style:font-style-asian="italic" style:font-weight-asian="norm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5pt" fo:font-style="italic" style:font-size-asian="15pt" style:font-style-asian="italic" style:font-size-complex="15pt" style:font-style-complex="italic"/>
    </style:style>
    <style:style style:name="T16" style:family="text">
      <style:text-properties fo:font-size="15pt" fo:font-style="normal" style:font-size-asian="15pt" style:font-style-asian="normal" style:font-size-complex="15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ogress" presentation:presentation-page-layout-name="AL1T0" xml:id="id1" draw:id="id1">
        <office:forms form:automatic-focus="false" form:apply-design-mode="false"/>
        <draw:frame presentation:style-name="pr1" draw:layer="layout" svg:width="25cm" svg:height="6.631cm" draw:transform="rotate (0.142244334037538) translate (1.013cm 7.051cm)" presentation:class="title" presentation:user-transformed="true">
          <draw:text-box>
            <text:p>Chubak: Intro; Past, Current, and Future Projects</text:p>
          </draw:text-box>
        </draw:frame>
        <draw:frame presentation:style-name="pr2" draw:layer="layout" svg:width="24.957cm" svg:height="1.721cm" draw:transform="rotate (0.142244334037538) translate (1.688cm 11.524cm)">
          <draw:text-box>
            <text:p><text:author-name text:fixed="false"> </text:author-name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xml:id="id2" draw:id="id2">
        <office:forms form:automatic-focus="false" form:apply-design-mode="false"/>
        <draw:frame presentation:style-name="pr4" draw:text-style-name="P2" draw:layer="layout" svg:width="25cm" svg:height="2.65cm" draw:transform="skewX (-2.81036687499827E-017) rotate (0.142244334037538) translate (0.189cm 1.344cm)" presentation:class="title" presentation:user-transformed="true">
          <draw:text-box>
            <text:p text:style-name="P2"><text:span text:style-name="T1">Who is ‘Chubak’? ‘WHY’ is Chubak?</text:span></text:p>
          </draw:text-box>
        </draw:frame>
        <draw:frame presentation:style-name="pr5" draw:layer="layout" svg:width="25.2cm" svg:height="9.135cm" svg:x="1.4cm" svg:y="4.209cm" presentation:class="outline" presentation:user-transformed="true">
          <draw:text-box>
            <text:list text:style-name="L2">
              <text:list-item>
                <text:p>Thirty-two years old, lives with mom (homemaker) and twin siblings (male and female, dental and medical students respectively);</text:p>
              </text:list-item>
              <text:list-item>
                <text:p>3 + 2 semesters of SWE at two <text:span text:style-name="T2">questionable</text:span><text:span text:style-name="T3"> colleges;</text:span></text:p>
              </text:list-item>
              <text:list-item>
                <text:p><text:span text:style-name="T3">Wishes to try his chance at getting accepted into FUM’s ECE program – so he could make a fab, electronics and embedded is a hobby for him;</text:span></text:p>
              </text:list-item>
              <text:list-item>
                <text:p><text:span text:style-name="T3">Been programming/coding (NOT THE SAME THING!!😡) since he was 16, their first working program was a Tetris game, made with GML;</text:span></text:p>
              </text:list-item>
              <text:list-item>
                <text:p><text:span text:style-name="T3">Has experience working with Westerners for three years , since the start of the pandemic, until arrival of LLMs;</text:span></text:p>
              </text:list-item>
              <text:list-item>
                <text:p><text:span text:style-name="T3">For his programs, theory matters more than practice, and pragmatics matter more than theory;</text:span></text:p>
              </text:list-item>
              <text:list-item>
                <text:p><text:span text:style-name="T3">Esp. interested in: <text:s/>λ-Calculus, Type theory, Category theory, Axiomatic Set theory, Lattice theory, Computability and Logic, Combinatory logic, Complexity theory, Formal language theory and Automata, Formal verification and model-checking, Programming Language theory, Data structures and algorithms, Natural language linguistics, Operating system development, Systems programming, Unix programming, Concurrency and parallelism;</text:span></text:p>
              </text:list-item>
              <text:list-item>
                <text:p><text:span text:style-name="T3">Enjoys reading old and new scientific literature (books and papers);</text:span></text:p>
              </text:list-item>
              <text:list-item>
                <text:p><text:span text:style-name="T3">A fan of Literate Programming;</text:span></text:p>
              </text:list-item>
              <text:list-item>
                <text:p><text:span text:style-name="T3">Favorite compsci figures: Guy Steele, Edsger Dijkstra, Gerry Sussman, Ken Thompson, Joe Armstrong, Larry Wall, Matz Rubiutso, Andrew Appel, Richard Stallman, Burger Beckie, Alfred Aho, Donald Knuth, Jeff Ullman, Leslie Lamport, Andrew Tannenbaum;</text:span></text:p>
              </text:list-item>
              <text:list-item>
                <text:p><text:span text:style-name="T3">Favorite paper: “Reflections on Trusting Trust” by K. Thompson; Favorite book: “Gödel, Escher, Bach” by D. Hoffstater;</text:span></text:p>
              </text:list-item>
              <text:list-item>
                <text:p><text:span text:style-name="T3">Uses Arch Linux, btw;</text:span></text:p>
              </text:list-item>
              <text:list-item>
                <text:p><text:span text:style-name="T3">Terminal and [mechanical] keyboard user (i3wm, Alacritty, Fish, Neovim, Tmux);</text:span></text:p>
              </text:list-item>
              <text:list-item>
                <text:p><text:span text:style-name="T3">Motto: “We wear seatbelts for crashing, not driving” – Dylan Beattie;</text:span></text:p>
              </text:list-item>
              <text:list-item>
                <text:p><text:span text:style-name="T3">Fears: Ghosts, ghuls, goblins, technical debt (and zero-interest technical loansharks!);</text:span></text:p>
              </text:list-item>
              <text:list-item>
                <text:p><text:span text:style-name="T3">LLM Usage: generating long books with LLMs, converting it to HTML wih Pandoc, and reading them with QuteBrowser;</text:span></text:p>
              </text:list-item>
              <text:list-item>
                <text:p><text:span text:style-name="T3">LPT: Always prototype your programs in a scripting language, and always pre-delimit your delimited tokens;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xml:id="id3" draw:id="id3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3"><text:span text:style-name="T4">Past Projects (Completed/Terminated) – Small Selection</text:span></text:p>
          </draw:text-box>
        </draw:frame>
        <draw:frame presentation:style-name="pr8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ZephyrASDL → Implementation of Abstract Syntax Denotation Language;</text:p>
              </text:list-item>
              <text:list-item>
                <text:p>PuertoRECO → Facial recognition + liveness analysis (no longer interested in CV!);</text:p>
              </text:list-item>
              <text:list-item>
                <text:p>AllocPP and AllocPPX →Specialized C preprocessors;</text:p>
              </text:list-item>
              <text:list-item>
                <text:p>AurocksLL → LL(1) parser generator + lexer generator;</text:p>
              </text:list-item>
              <text:list-item>
                <text:p>Batmite → Compiler IL, SSA (supersceded by PoxIL);</text:p>
              </text:list-item>
              <text:list-item>
                <text:p>Moonix → Implementation of Lua in D;</text:p>
              </text:list-item>
              <text:list-item>
                <text:p>Mathcord → Discord calculator bot (NEVER ROLL YOUR OWN CRYPTO!😠);</text:p>
              </text:list-item>
              <text:list-item>
                <text:p>PoxHash → Rolling non-crypto hash, original algo, implemented in six languages (DID YOU NOT HEAR ME?😠😡);</text:p>
              </text:list-item>
              <text:list-item>
                <text:p>Nevermore → Small terminal pager (I have a lot of plans for it😏);</text:p>
              </text:list-item>
              <text:list-item>
                <text:p>Mukette → A [buggy?] Markdown pager;</text:p>
              </text:list-item>
              <text:list-item>
                <text:p>Zwyn → VCS in D;</text:p>
              </text:list-item>
              <text:list-item>
                <text:p>Mongoose Jumblator → My only Mobile ECMAScript project!</text:p>
              </text:list-item>
              <text:list-item>
                <text:p>LyKron → Implementation of the Unix Cron daemon (WIP, I hope!), the inaugrual ly* implementation;</text:p>
              </text:list-item>
              <text:list-item>
                <text:p>Bedlam Noise Apparatus → My only Windows program (After Effects plugin);</text:p>
              </text:list-item>
              <text:list-item>
                <text:p>Squawk → superceded by ly*’s lyAwk;</text:p>
              </text:list-item>
              <text:list-item>
                <text:p>Work on SAPHYRE → With Dr. Kevin Moran iof Carelton University;</text:p>
              </text:list-item>
              <text:list-item>
                <text:p>ShibaJs1.h → Header-only JSON parser for C;</text:p>
              </text:list-item>
              <text:list-item>
                <text:p>Ekipp: Generic Macro Preprocessor;</text:p>
              </text:list-item>
              <text:list-item>
                <text:p>Prmagen → Collection of novel, toy internet protools;</text:p>
              </text:list-item>
              <text:list-item>
                <text:p>Ruse → Scheme R7RS (still going on, in a way)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4" draw:id="id4">
        <office:forms form:automatic-focus="false" form:apply-design-mode="false"/>
        <draw:frame presentation:style-name="pr7" draw:text-style-name="P4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4"><text:span text:style-name="T5">Current/Planned Projects #1: YASJVM (JVM, Yassified!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 text:style-name="P5"><text:span text:style-name="T6">Y</text:span><text:span text:style-name="T7">et </text:span><text:span text:style-name="T6">A</text:span><text:span text:style-name="T7">nother </text:span><text:span text:style-name="T6">S</text:span><text:span text:style-name="T7">afe </text:span><text:span text:style-name="T6">JVM →</text:span><text:span text:style-name="T7"> Implementation of the Java Virtual Machine in idiomatic Rust;</text:span></text:p>
              </text:list-item>
              <text:list-item>
                <text:p text:style-name="P5"><text:span text:style-name="T8">Fearless concurrency, borrow checker +</text:span><text:span text:style-name="T9"> </text:span><text:span text:style-name="T7">Rust’s gazillions of useful crates help plenty;</text:span></text:p>
              </text:list-item>
              <text:list-item>
                <text:p text:style-name="P5"><text:span text:style-name="T7">Hybrid JIT (trace/method), tiered?;</text:span></text:p>
              </text:list-item>
              <text:list-item>
                <text:p text:style-name="P6"><text:span text:style-name="T7">Dynamic deopt if guards fail;</text:span></text:p>
              </text:list-item>
              <text:list-item>
                <text:p text:style-name="P5"><text:span text:style-name="T7">Green Threads (Joe Armstrong’s thesis → Erlang);</text:span></text:p>
              </text:list-item>
              <text:list-item>
                <text:p text:style-name="P5"><text:span text:style-name="T7">Peephole Optimization;</text:span></text:p>
              </text:list-item>
              <text:list-item>
                <text:p text:style-name="P5"><text:span text:style-name="T7">Concurrent Mark&amp;Compact GC (pluggable GC? Perhaps, later...);</text:span></text:p>
              </text:list-item>
              <text:list-item>
                <text:p text:style-name="P5"><text:span text:style-name="T7">Arena-based allocation (Arena ← Page ← (Block + Metadata)) a al Cpython;</text:span></text:p>
              </text:list-item>
              <text:list-item>
                <text:p text:style-name="P5"><text:span text:style-name="T7">Bytecode verification;</text:span></text:p>
              </text:list-item>
              <text:list-item>
                <text:p text:style-name="P5"><text:span text:style-name="T7">Native code caching/AoT;</text:span></text:p>
              </text:list-item>
              <text:list-item>
                <text:p text:style-name="P5"><text:span text:style-name="T7">Runtime prof and perf;</text:span></text:p>
              </text:list-item>
              <text:list-item>
                <text:p text:style-name="P5"><text:span text:style-name="T7">“Outdated” features? No, “Classic” features!</text:span></text:p>
              </text:list-item>
              <text:list-item>
                <text:p text:style-name="P5"><text:span text:style-name="T7">GraalVM-style of metatracing is too much for a single dev;</text:span></text:p>
              </text:list-item>
              <text:list-item>
                <text:p text:style-name="P5"><text:span text:style-name="T7">Useful crates: Codegen → cranelift, dynasm, inkwell | Concurrency → smol, mio | GC &amp; Alloc → broom, bumpalo, typed-arena | DS → ouroboros, dashmap | Parsing Java Classfiles → classfile-parser | Prof and Perf → pprof, tracing;</text:span></text:p>
              </text:list-item>
              <text:list-item>
                <text:p text:style-name="P5"><text:span text:style-name="T7">Most of these are Rust-native libraries!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xml:id="id5" draw:id="id5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873cm)" presentation:class="title" presentation:user-transformed="true">
          <draw:text-box>
            <text:p text:style-name="P3"><text:span text:style-name="T4">Current/Planned Projects #2: PoxIL</text:span></text:p>
          </draw:text-box>
        </draw:frame>
        <draw:frame presentation:style-name="pr8" draw:text-style-name="P5" draw:layer="layout" svg:width="24.639cm" svg:height="9.135cm" svg:x="1.27cm" svg:y="4.98cm" presentation:class="outline" presentation:user-transformed="true">
          <draw:text-box>
            <text:list text:style-name="L2">
              <text:list-item>
                <text:p text:style-name="P5"><text:span text:style-name="T7">SSA-based </text:span><text:span text:style-name="T10">typed</text:span><text:span text:style-name="T7"> intermediate language;</text:span></text:p>
              </text:list-item>
              <text:list-item>
                <text:p text:style-name="P5"><text:span text:style-name="T7">CPU backends (x86-64, Aarch64, RISC-V), GPU Compute backends (WebGPU, Cuda, ROCM, OpenCL);</text:span></text:p>
              </text:list-item>
              <text:list-item>
                <text:p text:style-name="P5"><text:span text:style-name="T7">Partially uses libpilaf for analysis and optimization (SYNERGY!);</text:span></text:p>
              </text:list-item>
              <text:list-item>
                <text:p text:style-name="P5"><text:span text:style-name="T7">Pass manager (the “Palimsestuous model”) → StdPass;</text:span></text:p>
              </text:list-item>
              <text:list-item>
                <text:p text:style-name="P5"><text:span text:style-name="T7">Custom passes (through C API, with bindings in C++, Java, Python, etc) || Alternative approach: embedding/piping Lua (a la Pandoc);</text:span></text:p>
              </text:list-item>
              <text:list-item>
                <text:p text:style-name="P5"><text:span text:style-name="T7">Standard Pass library;</text:span></text:p>
              </text:list-item>
              <text:list-item>
                <text:p text:style-name="P5"><text:span text:style-name="T7">Target specification library (enables less popular targets, e.g. WASM, 6502);</text:span></text:p>
              </text:list-item>
              <text:list-item>
                <text:p text:style-name="P5"><text:span text:style-name="T7">Instruction Selection API (through dynamic programming);</text:span></text:p>
              </text:list-item>
              <text:list-item>
                <text:p text:style-name="P5"><text:span text:style-name="T7">All the ‘classic’ optimizations;</text:span></text:p>
              </text:list-item>
              <text:list-item>
                <text:p text:style-name="P5"><text:span text:style-name="T7">CPU-target opt in stdpass (Super Instructions, Region-based analysis, Trace opt, PFO, Pipeline opt, Redundancy opt);</text:span></text:p>
              </text:list-item>
              <text:list-item>
                <text:p text:style-name="P5"><text:span text:style-name="T7">GPU-target opt in stdpas (Fuse multiple operations into one kernel, quantize high-prec to low-prec (F64 → I8), operation reordering, differentiation optimization);</text:span></text:p>
              </text:list-item>
              <text:list-item>
                <text:p text:style-name="P5"><text:span text:style-name="T7">Autovectorization passes;</text:span></text:p>
              </text:list-item>
              <text:list-item>
                <text:p text:style-name="P5"><text:span text:style-name="T7">Portable Vector, SIMD, and Floating Point Extensions (one language for all architectures!);</text:span></text:p>
              </text:list-item>
              <text:list-item>
                <text:p text:style-name="P6"><text:span text:style-name="T7">Matt Godbolt’s Compiler Explorer → an “Asset” (with capital `A`);</text:span></text:p>
              </text:list-item>
              <text:list-item>
                <text:p text:style-name="P6"><text:span text:style-name="T7">Serialize as pseudo-assembly;</text:span></text:p>
              </text:list-item>
              <text:list-item>
                <text:p text:style-name="P6"><text:span text:style-name="T7">Optimizations with LLM, Deep and Classical ML models: “The Next 700 ML-enabled Compiler Optimizations";</text:span></text:p>
              </text:list-item>
              <text:list-item>
                <text:p text:style-name="P6"><text:span text:style-name="T7">CPU → Emits assembly code, a la QBE (I don’t have the time to make an assembler too!) || GPU Compute → Emits C code (e.g. nvcc);</text:span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xml:id="id6" draw:id="id6">
        <office:forms form:automatic-focus="false" form:apply-design-mode="false"/>
        <draw:frame presentation:style-name="pr7" draw:text-style-name="P7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7"><text:span text:style-name="T11">Current/Planned Projects #3: the Pilaf Library (libpilaf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A C library dedicated to static analysis and optimization (interproc and intraproc, dataflow, instrsched/instrselect/regalloc);</text:p>
              </text:list-item>
              <text:list-item>
                <text:p>DP solvers (e.g. BURS);</text:p>
              </text:list-item>
              <text:list-item>
                <text:p>Constraint solvers;</text:p>
              </text:list-item>
              <text:list-item>
                <text:p>Optimization solvers;</text:p>
              </text:list-item>
              <text:list-item>
                <text:p>Decision tree solvers;</text:p>
              </text:list-item>
              <text:list-item>
                <text:p>Dataflow Equation solvers;</text:p>
              </text:list-item>
              <text:list-item>
                <text:p>Pattern-matching solvers through decision trees;</text:p>
              </text:list-item>
              <text:list-item>
                <text:p>The Polyhedral model;</text:p>
              </text:list-item>
              <text:list-item>
                <text:p>An excuse to grok up [again] on: IntProg, LinProg, GlobOpt, Lattice, SMT/SAT, Complexity, Graph theory, etc;</text:p>
              </text:list-item>
              <text:list-item>
                <text:p>Bindings for other languages;</text:p>
              </text:list-item>
              <text:list-item>
                <text:p>`*(volatile char*)0 = 0;` -- “WHAT DOES IT MAKE YOU FEEL?” (we need strong pointer/alias analysis!);</text:p>
              </text:list-item>
              <text:list-item>
                <text:p>Page lookup opt? TLaB opt? Atomics opt? `restrict` opt? `volatile` opt? INLINE ASSEMBLAY OPT? 😱</text:p>
              </text:list-item>
              <text:list-item>
                <text:p text:style-name="P8">Existing libraries: PhASAR, Z3;</text:p>
              </text:list-item>
              <text:list-item>
                <text:p text:style-name="P8">Needs a strong linalg framework;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xml:id="id7" draw:id="id7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3"><text:span text:style-name="T4">Current/Planned Projects #4: Forthy2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 text:style-name="P5"><text:span text:style-name="T7">Embedded ANS FORTH;</text:span></text:p>
              </text:list-item>
              <text:list-item>
                <text:p text:style-name="P5"><text:span text:style-name="T7">Outer Interpreter exposed via UART;</text:span></text:p>
              </text:list-item>
              <text:list-item>
                <text:p text:style-name="P5"><text:span text:style-name="T7">Supports x86-64, Aarch64 and RISC-V;</text:span></text:p>
              </text:list-item>
              <text:list-item>
                <text:p text:style-name="P5"><text:span text:style-name="T7">Libraries for SBCs;</text:span></text:p>
              </text:list-item>
              <text:list-item>
                <text:p text:style-name="P5"><text:span text:style-name="T7">Standard library example: access to RaspberryPi’s GPIO pins;</text:span></text:p>
              </text:list-item>
              <text:list-item>
                <text:p text:style-name="P5"><text:span text:style-name="T7">Indirect Threaded Code, written in PoxIL (SYNERGY!);</text:span></text:p>
              </text:list-item>
              <text:list-item>
                <text:p text:style-name="P5"><text:span text:style-name="T7">Can link with Assembly code during runtime;</text:span></text:p>
              </text:list-item>
              <text:list-item>
                <text:p text:style-name="P5"><text:span text:style-name="T7">Can inject ELF64/PE files during runtime;</text:span></text:p>
              </text:list-item>
              <text:list-item>
                <text:p text:style-name="P5"><text:span text:style-name="T7">I/O facilities;</text:span>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xml:id="id8" draw:id="id8">
        <office:forms form:automatic-focus="false" form:apply-design-mode="false"/>
        <draw:frame presentation:style-name="pr7" draw:text-style-name="P4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4"><text:span text:style-name="T5">Current/Planned Projects #5: XCPP (eXtended C Preprocessor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Exposing new directives to CPP (e.g. exec/eval/system/date);</text:p>
              </text:list-item>
              <text:list-item>
                <text:p>Parses C, exposes the AST through IPC (as JSON);</text:p>
              </text:list-item>
              <text:list-item>
                <text:p>Templates (typenames, constants)</text:p>
              </text:list-item>
              <text:list-item>
                <text:p>Hygienic macros;</text:p>
              </text:list-item>
              <text:list-item>
                <text:p>Introspection/Reflection (a “Reflective tower”);</text:p>
              </text:list-item>
              <text:list-item>
                <text:p>Foreach directive using stacks;</text:p>
              </text:list-item>
              <text:list-item>
                <text:p>Push/pop config (a la GPP);</text:p>
              </text:list-item>
              <text:list-item>
                <text:p>HereStrings that translate to C strings;</text:p>
              </text:list-item>
              <text:list-item>
                <text:p>Refcounting/Heaps (similar to my AllocPPx);</text:p>
              </text:list-item>
              <text:list-item>
                <text:p>Aides in both static and dynamic analysis via decorators (and IPC);</text:p>
              </text:list-item>
              <text:list-item>
                <text:p>Partial evaluation;</text:p>
              </text:list-item>
              <text:list-item>
                <text:p>Optimization hints;</text:p>
              </text:list-item>
              <text:list-item>
                <text:p>Optional prefix (e.g. `//!`);</text:p>
              </text:list-item>
              <text:list-item>
                <text:p>Implemented in Diyrbal? (SYNERGY!);</text:p>
              </text:list-item>
            </text:list>
            <text:p/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xml:id="id9" draw:id="id9">
        <office:forms form:automatic-focus="false" form:apply-design-mode="false"/>
        <draw:frame presentation:style-name="pr7" draw:text-style-name="P9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9"><text:span text:style-name="T12">Current/Planned Projects #6: Dukette (cousin of Mukette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 text:style-name="P8"><text:span text:style-name="T13">(Article, TemplateProgram) </text:span><text:span text:style-name="T8">→</text:span> Crichton &amp; Krishnamurthi, “Lambda, the Ultimate Document”</text:p>
              </text:list-item>
              <text:list-item>
                <text:p>An attempt at homoiconity in a typesetting/documentation language (w/o using S-Expressions! 😏);</text:p>
              </text:list-item>
              <text:list-item>
                <text:p>Functions separate from macros (that’s why LaTeX/TeX is “(String, TemplateLiteral)”, however, LuaTeX makes it “(String, TemplateProgram)”, becaue of control-flow constructs);</text:p>
              </text:list-item>
              <text:list-item>
                <text:p>Has TROFF’s pipeline-based structure, e.g. `cat foo.duk | dukimg | duktbl | dukeqn | dukgrp | dukcc -Tpdf | dukpdf &gt; foo.pdf`;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xml:id="id10" draw:id="id10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3"><text:span text:style-name="T4">Current/Planned Projects #7: ly* (a PIPEDREAM!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An implementation of the POSIX standard, with all utilities;</text:p>
              </text:list-item>
              <text:list-item>
                <text:p>Bedrock: lyCC, made with PoxIL &amp; uses XCPP (SYNERGY!);</text:p>
              </text:list-item>
              <text:list-item>
                <text:p>Kernel: lyOIX (a Microkernel…? Or, Mach-like);</text:p>
              </text:list-item>
              <text:list-item>
                <text:p>Shell &amp; Console: lyShock and lyKonsole;</text:p>
              </text:list-item>
              <text:list-item>
                <text:p>Userland: lyAwk, lyGrep, lySed, lyEd, lyVi, lyCat…</text:p>
              </text:list-item>
              <text:list-item>
                <text:p>Custom-build, lightweight Windowing System (a graphical shell?);</text:p>
              </text:list-item>
              <text:list-item>
                <text:p>Very unrealistic, but achievable using LLMs;</text:p>
              </text:list-item>
              <text:list-item>
                <text:p>Books: OSTEP, Raccoon Book, Dino Book, xv6, …;</text:p>
              </text:list-item>
              <text:list-item>
                <text:p>Network Stack: Basic TCP/IP at start;</text:p>
              </text:list-item>
              <text:list-item>
                <text:p><text:span text:style-name="T2">Even </text:span><text:span text:style-name="T3">l</text:span>yTROFF (not POSIX, but still...);</text:p>
              </text:list-item>
              <text:list-item>
                <text:p>NOT A TOY OS! 😡</text:p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xml:id="id11" draw:id="id11">
        <office:forms form:automatic-focus="false" form:apply-design-mode="false"/>
        <draw:frame presentation:style-name="pr7" draw:text-style-name="P10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10"><text:span text:style-name="T14">Current/Planned Projects #8: Diyrbal (my </text:span><text:span text:style-name="T15">most</text:span><text:span text:style-name="T16"> favorite delusion!</text:span><text:span text:style-name="T14">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Implemented in ISO C11 (...lyCC? Will it, ever?);</text:p>
              </text:list-item>
              <text:list-item>
                <text:p>Delegation-based Prototype model for OOP (“A Theory of Objects”, Abadi &amp; Cartelli), a la <text:span text:style-name="T2">Self</text:span><text:span text:style-name="T3"> and </text:span><text:span text:style-name="T2">ECMAScript</text:span><text:span text:style-name="T3">;</text:span></text:p>
              </text:list-item>
              <text:list-item>
                <text:p>‘Domain model’ does not work (designed by biologists and physicists ages ago), FP is for nerds, prototypes <text:span text:style-name="T2">are a compromise</text:span>;</text:p>
              </text:list-item>
              <text:list-item>
                <text:p>Prototypes are stronger constructs that classes, because we can sugar classes over prototypes, inverse: ❌!</text:p>
              </text:list-item>
              <text:list-item>
                <text:p>“Walking the delegation chain is time-bound” → Lookup cache! (saves offset of previously-accessed fields/methods);</text:p>
              </text:list-item>
              <text:list-item>
                <text:p>“Batteries included”, and HOW! – a la Perl;</text:p>
              </text:list-item>
              <text:list-item>
                <text:p>BigInteger, BigDecimal;</text:p>
              </text:list-item>
              <text:list-item>
                <text:p>Duck typing → “IsA?”, “InstanceOf?”, “ChildOf?”;</text:p>
              </text:list-item>
              <text:list-item>
                <text:p>Types are first-class objects (so, `Integer` is both a type, and an object, its prototype is `TypeObject`, and `TypeObject.__prototype__ → Object` -- prototype of all prototypes!);</text:p>
              </text:list-item>
              <text:list-item>
                <text:p>`Object.__prototype__ → Sentinel`, this object acts as, well, sentinel to everything that needs one, `Sentinel.IsNull? ::= True`;</text:p>
              </text:list-item>
              <text:list-item>
                <text:p>`Sentinel.__prototype__ ::= Runtime Exception “Access Forbidden”`;</text:p>
              </text:list-item>
              <text:list-item>
                <text:p>Variables are <text:span text:style-name="T2">optionally</text:span><text:span text:style-name="T3"> typed (gradual typing), all values are NaN-boxed with type info;</text:span></text:p>
              </text:list-item>
              <text:list-item>
                <text:p>Builds a CFG, does Dataflow analysis;</text:p>
              </text:list-item>
              <text:list-item>
                <text:p>GT,s JIT, Alloc, Peephope opt, GC →? Same as YASJVM (SYNERGY! Take a shot...);</text:p>
              </text:list-item>
              <text:list-item>
                <text:p>Libraries that can help: libcsp, libuv, libev, libkeystone, libpcre, libunistr, libffi, libgmp;</text:p>
              </text:list-item>
              <text:list-item>
                <text:p>Profile-guided opt;</text:p>
              </text:list-item>
              <text:list-item>
                <text:p>Since I’m not a slave to JS, I actually find it neat!!</text:p>
              </text:list-item>
              <text:list-item>
                <text:p>Lua-style hybrid tables;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xml:id="id12" draw:id="id12">
        <office:forms form:automatic-focus="false" form:apply-design-mode="false"/>
        <draw:frame presentation:style-name="pr7" draw:text-style-name="P10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10"><text:span text:style-name="T14">Current/Planned Projects #9: Happyn (Event-based Language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Iain Craig’s “Harrison Machine” + Erlang → Happyn;</text:p>
              </text:list-item>
              <text:list-item>
                <text:p>Newly-conceived, goes <text:span text:style-name="T2">full expreimento</text:span>;</text:p>
              </text:list-item>
              <text:list-item>
                <text:p>Esolang territory!</text:p>
              </text:list-item>
              <text:list-item>
                <text:p>Meta-circular, reflectable;</text:p>
              </text:list-item>
              <text:list-item>
                <text:p>“Events” → “Rules” → “Patterns” → “Predicates” → “Operators” -&gt; “Events” → “Rules” → “Patterns”...;</text:p>
              </text:list-item>
              <text:list-item>
                <text:p>Implemented in Golang, uses Goroutines for concurrency, bound to Golang semantics;</text:p>
              </text:list-item>
              <text:list-item>
                <text:p>Not <text:span text:style-name="T2">fully</text:span><text:span text:style-name="T3"> bound to Golang… (libcsp);</text:span></text:p>
              </text:list-item>
              <text:list-item>
                <text:p>A “Fiber” in Happyn is a Goroutine;</text:p>
              </text:list-item>
              <text:list-item>
                <text:p>A “Proclet” in Happyn is a process in the OS;</text:p>
              </text:list-item>
              <text:list-item>
                <text:p>“Sheaf” is the only aggregate datatype (category theory bait);</text:p>
              </text:list-item>
              <text:list-item>
                <text:p>“Concurrency is about dealing with lots of things at once. Parallelism is about doing lots of things at once.” – Rob Pike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xml:id="id13" draw:id="id13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3"><text:span text:style-name="T4">My Schrodinger’s PLT-related Projects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NuTekkl → A new iteration of Tcl, written in D (successor of KenCL), KenCL drafted;</text:p>
              </text:list-item>
              <text:list-item>
                <text:p>QMR → Hook up Lua to a PHP-esque global buffer (but… why?);</text:p>
              </text:list-item>
              <text:list-item>
                <text:p>JsLune → Lua to JS source-to-source compiler (a ‘transpiler’ 🤪);</text:p>
              </text:list-item>
              <text:list-item>
                <text:p>Gortle (Gopther + Turtle) = Logo in Golang (partially implemented, Graphics using Veandco’s SDL2 bindings);</text:p>
              </text:list-item>
              <text:list-item>
                <text:p>Ruse (Scheme R7RS in C, as previously mentioned), VM-based, several versions already been drafted;</text:p>
              </text:list-item>
              <text:list-item>
                <text:p>TexPresso in OCaml → Novel Lisp dialect that compiles down to LaTex3’s expl3, compiled, two versions drafted;</text:p>
              </text:list-item>
              <text:list-item>
                <text:p>Jermaine → Novel browser-embedded Lisp dialect, tree-walked, recently started;</text:p>
              </text:list-item>
              <text:list-item>
                <text:p>Tprez → Terminal-based PowerPoint (a la TPP, which is broken), drafted several versions;</text:p>
              </text:list-item>
              <text:list-item>
                <text:p>ALEX → Implementing <text:s/>Dr. Iain Craig’s ‘ALEX’ VM (toy);</text:p>
              </text:list-item>
              <text:list-item>
                <text:p>Midsomar → Implementing Paul Kint’s ‘Summer’ (hard);</text:p>
              </text:list-item>
              <text:list-item>
                <text:p>Squawk → POSIX Awk, drafted over 8 versions over 2 years (some in C, one in D), currently in Rust;</text:p>
              </text:list-item>
              <text:list-item>
                <text:p>I wanna write a book. too:</text:p>
                <text:p><text:s/>&gt; “The Lisp Quintet”: a book about implementing 5 Lisps in 5 languages (Ruse, TeXPresso, Jermaine, ??, ??);</text:p>
                <text:p><text:s/>&gt; “The World in a Sandbox”: a book on the history of web browsers, and implementing browser-embedded languages;</text:p>
                <text:p/>
              </text:list-item>
            </text:list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xml:id="id14" draw:id="id14">
        <office:forms form:automatic-focus="false" form:apply-design-mode="false"/>
        <draw:frame presentation:style-name="pr7" draw:text-style-name="P4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4"><text:span text:style-name="T5">Non-PLT Planned Projects (All will be finished in a year 🥹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Bung → Rust-native audio encoding and playback library;</text:p>
              </text:list-item>
              <text:list-item>
                <text:p>MikroKron → Tiny OS for timeservers (and only timeservers!) – leveraging SIMD for fast CalCal;</text:p>
              </text:list-item>
              <text:list-item>
                <text:p text:style-name="P8">Shcal → `cal(1)` for Persian calendar, based on “Calendarical Calculations” by Reingold &amp; Dershowitz (CalCal!);</text:p>
              </text:list-item>
              <text:list-item>
                <text:p>BitgramFS → Use FUSE to have Telegram-based cloud!</text:p>
              </text:list-item>
              <text:list-item>
                <text:p>Modderboy → Mod manager for games using FUSE;</text:p>
              </text:list-item>
              <text:list-item>
                <text:p>MikroNES → NES emulator (partly written);</text:p>
              </text:list-item>
              <text:list-item>
                <text:p>ChekkM8 → Chess Engine, an excuse to test solver algorithms;</text:p>
              </text:list-item>
              <text:list-item>
                <text:p>Argot → AI Agent as a Service (MCP/A2A protocols);</text:p>
              </text:list-item>
              <text:list-item>
                <text:p>DuppSync → Backup manager (minimal), another FUSE-based application;</text:p>
              </text:list-item>
              <text:list-item>
                <text:p>Clemore → Key remapping for Linux (keyboard driver is done);</text:p>
              </text:list-item>
              <text:list-item>
                <text:p>BPAlloc library → Arena-based dynamic allocation, arenas made of pages, pages made of blocks + metadata;</text:p>
              </text:list-item>
              <text:list-item>
                <text:p>Konnex → Linux container, using clone3(2), namespaces(7) and cgroups(7) (admitedly a toy software!)… and FUSE!</text:p>
              </text:list-item>
              <text:list-item>
                <text:p>ToySQL → a toy RDBMS (“Database Internals” by Alex Pterov);</text:p>
              </text:list-item>
              <text:list-item>
                <text:p>Linux driver for my Green mechanical keyboard;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xml:id="id15" draw:id="id15">
        <office:forms form:automatic-focus="false" form:apply-design-mode="false"/>
        <draw:frame presentation:style-name="pr7" draw:text-style-name="P4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4"><text:span text:style-name="T5">Benefits of My Projects?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For myself:</text:p>
                <text:p>1- Educational (from one rabbithole to the next foxhole, from one paper to the next book, from one monograph to the next periodical!);</text:p>
                <text:p>2- I ENJOY IT, sue me;</text:p>
                <text:p>3- Resume-padding;</text:p>
                <text:p>4- Gaining patrons and supporters;</text:p>
              </text:list-item>
              <text:list-item>
                <text:p>For employers:</text:p>
                <text:p>1- Prestige project → Good ORM;</text:p>
                <text:p>2- In-house software (YASJVM could be someone’s Jikes!);</text:p>
                <text:p>3- I become more knowledgable, hence, more reliable;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xml:id="id16" draw:id="id16">
        <office:forms form:automatic-focus="false" form:apply-design-mode="false"/>
        <draw:frame presentation:style-name="pr7" draw:text-style-name="P3" draw:layer="layout" svg:width="25cm" svg:height="2.65cm" draw:transform="skewX (-2.81036687499827E-017) rotate (0.142244334037538) translate (0.195cm 1.973cm)" presentation:class="title" presentation:user-transformed="true">
          <draw:text-box>
            <text:p text:style-name="P3"><text:span text:style-name="T4">Stuff to URGENTLY grok on (by the next year)</text:span></text:p>
          </draw:text-box>
        </draw:frame>
        <draw:frame presentation:style-name="pr8" draw:text-style-name="P5" draw:layer="layout" svg:width="24.639cm" svg:height="9.135cm" svg:x="1.27cm" svg:y="5.08cm" presentation:class="outline" presentation:user-transformed="true">
          <draw:text-box>
            <text:list text:style-name="L2">
              <text:list-item>
                <text:p>Mastering the notation for OpSem, DenSem and AxSem;</text:p>
              </text:list-item>
              <text:list-item>
                <text:p>Solvers (as mentioned previosuly) – at least on a <text:span text:style-name="T2">pragmatic</text:span><text:span text:style-name="T3"> basis</text:span>;</text:p>
              </text:list-item>
              <text:list-item>
                <text:p>Learning to fully understand syntax based</text:p>
              </text:list-item>
              <text:list-item>
                <text:p>Master simple logic (propositional and predicate);</text:p>
              </text:list-item>
              <text:list-item>
                <text:p>Make a roadmap to understand higher-order logic (esp. Modal logic);</text:p>
              </text:list-item>
              <text:list-item>
                <text:p>Learn program verification, model-checking;</text:p>
              </text:list-item>
              <text:list-item>
                <text:p>Learn Coq, Isabelle/HOL, Agda;</text:p>
              </text:list-item>
              <text:list-item>
                <text:p>Master (Type, Category, Lattice, Set, ...) theory;</text:p>
              </text:list-item>
              <text:list-item>
                <text:p>Further ruminate on λ-Calc (FunProg), Combinatory logic (StkProg), Turing machines (ImpProg);</text:p>
              </text:list-item>
              <text:list-item>
                <text:p>Study Integer &amp; Linear programming, mathematical optimization;</text:p>
              </text:list-item>
              <text:list-item>
                <text:p>Try to get into FUM’s ECE program (at 32 😞);</text:p>
              </text:list-item>
              <text:list-item>
                <text:p>Learn OSDev, EmDev, NetProg, UEFIDev;</text:p>
              </text:list-item>
              <text:list-item>
                <text:p>Process Calculi, Concurrency models, and formal theory of I/O-bound NP-complete problems;</text:p>
              </text:list-item>
              <text:list-item>
                <text:p>Brush up on Computability theory and Complexity theory (Mickey Sipy’s got my back);</text:p>
              </text:list-item>
              <text:list-item>
                <text:p>I learned all I know about theoretical CS &amp; Unix in the past 1.3y, I can manage it!</text:p>
              </text:list-item>
            </text:list>
          </draw:text-box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1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-backgroundobjects" style:family="presentation">
      <style:graphic-properties draw:stroke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fo:font-size="14pt" fo:font-weight="normal" style:letter-kerning="true" style:font-size-asian="14pt" style:font-weight-asian="normal" style:font-size-complex="14pt" style:font-weight-complex="normal"/>
    </style:style>
    <style:style style:name="Progres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-outline1" style:family="presentation">
      <style:graphic-properties draw:stroke="none" draw:fill="none" draw:auto-grow-height="false" draw:fit-to-size="false" style:shrink-to-fit="true">
        <text:list-style style:name="Prog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-outline2" style:family="presentation" style:parent-style-name="Progress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-outline3" style:family="presentation" style:parent-style-name="Progress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-outline4" style:family="presentation" style:parent-style-name="Progres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-outline5" style:family="presentation" style:parent-style-name="Progress-outline4">
      <style:paragraph-properties fo:margin-left="0cm" fo:margin-right="0cm" fo:margin-top="0cm" fo:margin-bottom="0.075cm" fo:text-indent="0cm"/>
    </style:style>
    <style:style style:name="Progress-outline6" style:family="presentation" style:parent-style-name="Progress-outline5"/>
    <style:style style:name="Progress-outline7" style:family="presentation" style:parent-style-name="Progress-outline6"/>
    <style:style style:name="Progress-outline8" style:family="presentation" style:parent-style-name="Progress-outline7"/>
    <style:style style:name="Progress-outline9" style:family="presentation" style:parent-style-name="Progress-outline8"/>
    <style:style style:name="Progress-subtitle" style:family="presentation">
      <style:graphic-properties draw:stroke="none" draw:fill="none" draw:textarea-vertical-align="middle" draw:auto-grow-height="true" fo:min-height="1.721cm">
        <text:list-style style:name="Prog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-title" style:family="presentation">
      <style:graphic-properties draw:stroke="none" draw:fill="none" draw:textarea-vertical-align="middle" draw:auto-grow-height="true">
        <text:list-style style:name="Prog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stroke="none" draw:fill-image-width="0cm" draw:fill-image-height="0cm" draw:textarea-horizontal-align="justify" draw:shadow="hidden" draw:shadow-offset-x="0.203cm" draw:shadow-offset-y="0.203cm" draw:shadow-color="#808080"/>
      <style:paragraph-properties fo:text-align="end" loext:tab-stop-distance="0cm">
        <style:tab-stops/>
      </style:paragraph-properties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 draw:auto-grow-height="tru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draw:auto-grow-height="tru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 draw:auto-grow-height="tru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07cm" draw:shadow-offset-y="0.07cm" draw:shadow-color="#eeeeee" loext:decorative="false"/>
    </style:style>
    <style:style style:name="Mgr4" style:family="graphic" style:parent-style-name="Accent_20_1">
      <style:graphic-properties draw:fill="solid" draw:fill-color="#b2b2b2" draw:textarea-vertical-align="middle" loext:decorative="false"/>
    </style:style>
    <style:style style:name="Mpr1" style:family="presentation" style:parent-style-name="Progress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Progress-backgroundobjects">
      <style:graphic-properties draw:fill="none" draw:fill-color="#ffffff" fo:min-height="1.087cm" loext:decorative="false"/>
      <style:paragraph-properties style:writing-mode="lr-tb"/>
    </style:style>
    <style:style style:name="Mpr3" style:family="presentation" style:parent-style-name="Progress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Progres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Standard_20_1-backgroundobjects">
      <style:graphic-properties draw:fill="none" draw:fill-color="#ffffff" fo:min-height="1.087cm" loext:decorative="false"/>
      <style:paragraph-properties style:writing-mode="lr-tb"/>
    </style:style>
    <style:style style:name="Mpr6" style:family="presentation" style:parent-style-name="Standard_20_1-backgroundobjects">
      <style:graphic-properties draw:fill="none" draw:fill-color="#ffffff" fo:min-height="1.484cm" loext:decorative="false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Standard-backgroundobjects">
      <style:graphic-properties draw:fill="none" draw:fill-color="#ffffff" fo:min-height="1.087cm" loext:decorative="false"/>
      <style:paragraph-properties style:writing-mode="lr-tb"/>
    </style:style>
    <style:style style:name="Mpr9" style:family="presentation" style:parent-style-name="Standard-backgroundobjects">
      <style:graphic-properties draw:fill="none" draw:fill-color="#ffffff" fo:min-height="1.484cm" loext:decorative="false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Standard_20_2-backgroundobjects">
      <style:graphic-properties draw:fill="none" draw:fill-color="#ffffff" fo:min-height="1.087cm" loext:decorative="false"/>
      <style:paragraph-properties style:writing-mode="lr-tb"/>
    </style:style>
    <style:style style:name="Mpr12" style:family="presentation" style:parent-style-name="Standard_20_2-backgroundobjects">
      <style:graphic-properties draw:fill="none" draw:fill-color="#ffffff" fo:min-height="1.484cm" loext:decorative="false"/>
      <style:paragraph-properties style:writing-mode="lr-tb"/>
    </style:style>
    <style:style style:name="Mpr13" style:family="presentation" style:parent-style-name="Standard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ddddd"/>
    </style:style>
    <style:style style:name="MP6" style:family="paragraph">
      <loext:graphic-properties draw:fill="solid" draw:fill-color="#b2b2b2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text-properties fo:font-size="80pt" fo:font-weight="normal" style:font-size-asian="80pt" style:font-weight-asian="normal" style:font-size-complex="80pt" style:font-weight-complex="normal"/>
    </style:style>
    <style:style style:name="MT1" style:family="text">
      <style:text-properties fo:font-size="26pt" style:font-size-asian="26pt" style:font-size-complex="26pt"/>
    </style:style>
    <style:style style:name="MT2" style:family="text">
      <style:text-properties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11.81cm" svg:x="0cm" svg:y="0cm" svg:viewBox="0 0 28001 11811" draw:points="0,11811 0,0 28001,0 28001,7811">
        <text:p/>
      </draw:polygon>
      <draw:frame presentation:style-name="Mpr1" draw:layer="backgroundobjects" svg:width="25cm" svg:height="2.65cm" draw:transform="skewX (-2.81036687499827E-017) rotate (0.142244334037538) translate (1.295cm 9.021cm)" presentation:class="title">
        <draw:text-box>
          <text:p>Click to edit the title text format</text:p>
        </draw:text-box>
      </draw:frame>
      <draw:frame presentation:style-name="Progress-outline1" draw:layer="backgroundobjects" svg:width="24.957cm" svg:height="4.762cm" draw:transform="skewX (3.13378905573492E-017) rotate (0.142244334037538) translate (1.688cm 11.524cm)" presentation:class="outline" presentation:placeholder="true">
        <draw:text-box/>
      </draw:frame>
      <draw:frame presentation:style-name="Mpr2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ogress-title" draw:layer="backgroundobjects" svg:width="17cm" svg:height="9.56cm" svg:x="2cm" svg:y="2.5cm" presentation:class="page"/>
        <draw:frame presentation:style-name="Progress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1" style:display-name="Standard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3" draw:text-style-name="MP5" draw:layer="backgroundobjects" svg:width="28cm" svg:height="4.191cm" svg:x="0cm" svg:y="0cm" svg:viewBox="0 0 28001 4192" draw:points="0,4192 0,0 28001,0 28001,191">
        <text:p/>
      </draw:polygon>
      <draw:frame presentation:style-name="Standard_20_1-title" draw:layer="backgroundobjects" svg:width="25cm" svg:height="2.65cm" draw:transform="skewX (-2.81036687499827E-017) rotate (0.142244334037538) translate (0.189cm 1.344cm)" presentation:class="title" presentation:placeholder="true">
        <draw:text-box/>
      </draw:frame>
      <draw:frame presentation:style-name="Standard_20_1-outline1" draw:layer="backgroundobjects" svg:width="25.2cm" svg:height="9.135cm" svg:x="1.4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7cm" svg:height="9.56cm" svg:x="2cm" svg:y="2.5cm" presentation:class="page"/>
        <draw:frame presentation:style-name="Standard_20_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4.95cm" svg:height="3.55cm" svg:x="3.05cm" svg:y="12.2cm" svg:viewBox="0 0 24951 3551" draw:points="0,3551 24950,3550 24951,0">
        <text:p/>
      </draw:polygon>
      <draw:polygon draw:style-name="Mgr4" draw:text-style-name="MP6" draw:layer="backgroundobjects" svg:width="28cm" svg:height="14.6cm" svg:x="0cm" svg:y="1.15cm" svg:viewBox="0 0 28001 14601" draw:points="0,14601 508,14601 28001,10664 28001,0 0,3999">
        <text:p/>
      </draw:polygon>
      <draw:polygon draw:style-name="Mgr3" draw:text-style-name="MP5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cm" svg:height="2.65cm" draw:transform="skewX (-2.81036687499827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2" style:display-name="Standard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polygon draw:style-name="Mgr3" draw:text-style-name="MP5" draw:layer="backgroundobjects" svg:width="28cm" svg:height="6.857cm" svg:x="0cm" svg:y="0cm" svg:viewBox="0 0 28001 6858" draw:points="0,6858 0,0 28001,0 28001,2841">
        <text:p/>
      </draw:polygon>
      <draw:frame presentation:style-name="Standard_20_2-title" draw:layer="backgroundobjects" svg:width="25cm" svg:height="2.65cm" draw:transform="skewX (-2.81036687499827E-017) rotate (0.142244334037538) translate (0.192cm 3.845cm)" presentation:class="title" presentation:placeholder="true">
        <draw:text-box/>
      </draw:frame>
      <draw:frame presentation:style-name="Mpr11" draw:text-style-name="MP4" draw:layer="backgroundobjects" svg:width="8cm" svg:height="1.087cm" svg:x="19.499cm" svg:y="13.649cm" presentation:class="date-time">
        <draw:text-box>
          <text:p text:style-name="MP3"><presentation:date-time/></text:p>
        </draw:text-box>
      </draw:frame>
      <draw:frame presentation:style-name="Mpr11" draw:text-style-name="MP4" draw:layer="backgroundobjects" svg:width="12cm" svg:height="1.087cm" svg:x="15.499cm" svg:y="14.249cm" presentation:class="footer">
        <draw:text-box>
          <text:p text:style-name="MP3"><presentation:footer/></text:p>
        </draw:text-box>
      </draw:frame>
      <draw:frame presentation:style-name="Mpr11" draw:text-style-name="MP4" draw:layer="backgroundobjects" svg:width="7cm" svg:height="1.087cm" svg:x="20.499cm" svg:y="12.749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frame draw:style-name="Mgr1" draw:text-style-name="MP7" draw:layer="backgroundobjects" svg:width="1.778cm" svg:height="3.405cm" svg:x="0.761cm" svg:y="7.665cm">
        <draw:text-box>
          <text:p><text:span text:style-name="MT2">“</text:span></text:p>
        </draw:text-box>
      </draw:frame>
      <draw:frame draw:style-name="Mgr1" draw:text-style-name="MP8" draw:layer="backgroundobjects" svg:width="1.778cm" svg:height="3.405cm" svg:x="25.599cm" svg:y="9.771cm">
        <draw:text-box>
          <text:p><text:span text:style-name="MT2">”</text:span></text:p>
        </draw:text-box>
      </draw:frame>
      <draw:frame presentation:style-name="Standard_20_2-outline1" draw:layer="backgroundobjects" svg:width="24.04cm" svg:height="6.909cm" draw:transform="rotate (0.188495559215388) translate (1.549cm 7.769cm)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7cm" svg:height="9.56cm" svg:x="2cm" svg:y="2.5cm" presentation:class="page"/>
        <draw:frame presentation:style-name="Standard_20_2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18:03:50.686879013</meta:creation-date>
    <dc:description>This work is licensed under a Creative Commons 0 License.
It makes use of the works of William Gathoye.</dc:description>
    <meta:generator>LibreOffice/25.8.2.2$Linux_X86_64 LibreOffice_project/580$Build-2</meta:generator>
    <dc:title>Progress</dc:title>
    <meta:editing-duration>P2DT19H41M59S</meta:editing-duration>
    <meta:editing-cycles>432</meta:editing-cycles>
    <dc:date>2025-10-22T14:59:52.005493731</dc:date>
    <meta:document-statistic meta:object-count="128"/>
  </office:meta>
</office:document-meta>
</file>